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ans-serif"/>
    <style:font-face style:name="Lohit Hindi1" svg:font-family="'Lohit Hindi'"/>
    <style:font-face style:name="OpenSymbol" svg:font-family="OpenSymbol"/>
    <style:font-face style:name="Verdana" svg:font-family="Verdana, Genev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1042in" style:rel-column-width="19906*"/>
    </style:style>
    <style:style style:name="Table1.B" style:family="table-column">
      <style:table-column-properties style:column-width="4.8229in" style:rel-column-width="4562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officeooo:paragraph-rsid="00257903" style:font-weight-asian="bold" style:font-weight-complex="bold"/>
    </style:style>
    <style:style style:name="P2" style:family="paragraph" style:parent-style-name="Standard">
      <style:text-properties officeooo:paragraph-rsid="0023c9e6"/>
    </style:style>
    <style:style style:name="P3" style:family="paragraph" style:parent-style-name="Standard">
      <style:text-properties officeooo:paragraph-rsid="00257903"/>
    </style:style>
    <style:style style:name="P4" style:family="paragraph" style:parent-style-name="Standard">
      <style:text-properties officeooo:rsid="001f5089" officeooo:paragraph-rsid="001f5089"/>
    </style:style>
    <style:style style:name="P5" style:family="paragraph" style:parent-style-name="Standard">
      <style:text-properties officeooo:rsid="001f5089" officeooo:paragraph-rsid="002ba436"/>
    </style:style>
    <style:style style:name="P6" style:family="paragraph" style:parent-style-name="Standard">
      <style:text-properties officeooo:rsid="001f5089" officeooo:paragraph-rsid="00329dbf"/>
    </style:style>
    <style:style style:name="P7" style:family="paragraph" style:parent-style-name="Standard">
      <style:text-properties fo:font-weight="normal" officeooo:rsid="001f5089" officeooo:paragraph-rsid="003c7cfd" style:font-weight-asian="normal" style:font-weight-complex="normal"/>
    </style:style>
    <style:style style:name="P8" style:family="paragraph" style:parent-style-name="Standard">
      <style:text-properties fo:font-weight="normal" officeooo:rsid="002fe826" officeooo:paragraph-rsid="003c7cfd" style:font-weight-asian="normal" style:font-weight-complex="normal"/>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Arial1" fo:font-size="9.75pt" fo:letter-spacing="normal" fo:font-style="normal" fo:font-weight="normal"/>
    </style:style>
    <style:style style:name="P1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Arial1" fo:font-size="9.75pt" fo:letter-spacing="normal" fo:font-style="normal" fo:font-weight="normal"/>
    </style:style>
    <style:style style:name="P11"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8000" style:text-line-through-style="none" style:font-name="Arial1" fo:font-size="9.75pt" fo:letter-spacing="normal" fo:font-style="normal" style:text-underline-style="none" fo:font-weight="normal" style:text-blinking="false"/>
    </style:style>
    <style:style style:name="P12" style:family="paragraph" style:parent-style-name="Standard">
      <style:paragraph-properties fo:margin-left="0in" fo:margin-right="0in" fo:orphans="2" fo:widows="2" fo:text-indent="0in" style:auto-text-indent="false" fo:padding="0in" fo:border="none" style:writing-mode="lr-tb"/>
      <style:text-properties fo:font-variant="normal" fo:text-transform="none" fo:color="#000000" style:font-name="Arial1" fo:font-size="9.75pt" fo:letter-spacing="normal" fo:font-style="normal" fo:font-weight="normal"/>
    </style:style>
    <style:style style:name="P13" style:family="paragraph" style:parent-style-name="Text_20_body">
      <style:paragraph-properties fo:margin-left="0in" fo:margin-right="0in" fo:margin-top="0in" fo:margin-bottom="0.0835in" style:line-height-at-least="0.1772in" fo:orphans="2" fo:widows="2" fo:text-indent="0in" style:auto-text-indent="false"/>
      <style:text-properties fo:font-variant="normal" fo:text-transform="none" fo:color="#333333" style:font-name="Verdana" fo:font-size="9pt" fo:letter-spacing="normal" fo:font-style="normal" fo:font-weight="normal"/>
    </style:style>
    <style:style style:name="P14" style:family="paragraph" style:parent-style-name="Text_20_body">
      <style:paragraph-properties fo:margin-left="0in" fo:margin-right="0in" fo:margin-top="0in" fo:margin-bottom="0.0835in" style:line-height-at-least="0.1772in" fo:orphans="2" fo:widows="2" fo:text-indent="0in" style:auto-text-indent="false"/>
      <style:text-properties fo:font-variant="normal" fo:text-transform="none" fo:color="#e37222" style:font-name="Verdana" fo:font-size="9pt" fo:letter-spacing="normal" fo:font-style="normal" fo:font-weight="normal"/>
    </style:style>
    <style:style style:name="P15" style:family="paragraph" style:parent-style-name="Text_20_body">
      <style:paragraph-properties fo:margin-left="0in" fo:margin-right="0in" fo:margin-top="0in" fo:margin-bottom="0.0835in" style:line-height-at-least="0.1772in" fo:orphans="2" fo:widows="2" fo:text-indent="0in" style:auto-text-indent="false"/>
    </style:style>
    <style:style style:name="P16" style:family="paragraph" style:parent-style-name="Text_20_body">
      <style:text-properties officeooo:paragraph-rsid="0023c9e6"/>
    </style:style>
    <style:style style:name="P17" style:family="paragraph" style:parent-style-name="Text_20_body">
      <style:text-properties officeooo:rsid="0023c9e6" officeooo:paragraph-rsid="0023c9e6"/>
    </style:style>
    <style:style style:name="P18" style:family="paragraph" style:parent-style-name="Text_20_body">
      <style:text-properties officeooo:rsid="0023c9e6" officeooo:paragraph-rsid="00332c5d"/>
    </style:style>
    <style:style style:name="P19" style:family="paragraph" style:parent-style-name="Text_20_body">
      <style:text-properties officeooo:rsid="0023c9e6" officeooo:paragraph-rsid="003acaea"/>
    </style:style>
    <style:style style:name="P20" style:family="paragraph" style:parent-style-name="Text_20_body">
      <style:paragraph-properties fo:text-align="center" style:justify-single-word="false"/>
      <style:text-properties officeooo:rsid="001f79a5"/>
    </style:style>
    <style:style style:name="P21" style:family="paragraph" style:parent-style-name="Text_20_body">
      <style:text-properties fo:font-variant="normal" fo:text-transform="none" fo:color="#333333" style:font-name="arial" fo:font-size="12pt" fo:letter-spacing="normal" fo:font-style="normal" fo:font-weight="normal" officeooo:rsid="0023c9e6" officeooo:paragraph-rsid="0023c9e6"/>
    </style:style>
    <style:style style:name="P22" style:family="paragraph" style:parent-style-name="Heading">
      <style:paragraph-properties fo:text-align="center" style:justify-single-word="false"/>
    </style:style>
    <style:style style:name="P23" style:family="paragraph" style:parent-style-name="Table_20_Contents">
      <style:text-properties style:font-name="Arial" fo:font-size="12pt" style:font-name-asian="DejaVu Sans" style:font-size-asian="12pt" style:font-name-complex="Lohit Hindi" style:font-size-complex="12pt"/>
    </style:style>
    <style:style style:name="P24" style:family="paragraph" style:parent-style-name="Table_20_Contents">
      <style:text-properties style:font-name="Arial" fo:font-size="12pt" officeooo:rsid="00209a1a" officeooo:paragraph-rsid="00209a1a" style:font-name-asian="DejaVu Sans" style:font-size-asian="12pt" style:font-name-complex="Lohit Hindi" style:font-size-complex="12pt"/>
    </style:style>
    <style:style style:name="P25" style:family="paragraph" style:parent-style-name="Table_20_Contents">
      <style:paragraph-properties fo:text-align="center" style:justify-single-word="false"/>
      <style:text-properties style:font-name="Arial" fo:font-size="12pt" officeooo:rsid="00209a1a" officeooo:paragraph-rsid="00209a1a" style:font-name-asian="DejaVu Sans" style:font-size-asian="12pt" style:font-name-complex="Lohit Hindi" style:font-size-complex="12pt"/>
    </style:style>
    <style:style style:name="P26" style:family="paragraph" style:parent-style-name="Table_20_Contents">
      <style:paragraph-properties fo:text-align="center" style:justify-single-word="false"/>
      <style:text-properties style:font-name="Arial" fo:font-size="12pt" officeooo:rsid="001f79a5" officeooo:paragraph-rsid="001f79a5" style:font-name-asian="DejaVu Sans" style:font-size-asian="12pt" style:font-name-complex="Lohit Hindi" style:font-size-complex="12pt"/>
    </style:style>
    <style:style style:name="P27" style:family="paragraph" style:parent-style-name="Table_20_Contents">
      <style:paragraph-properties fo:text-align="center" style:justify-single-word="false"/>
      <style:text-properties style:font-name="Arial" fo:font-size="12pt" fo:font-weight="bold" officeooo:rsid="001f79a5" officeooo:paragraph-rsid="001f79a5" style:font-name-asian="DejaVu Sans" style:font-size-asian="12pt" style:font-weight-asian="bold" style:font-name-complex="Lohit Hindi" style:font-size-complex="12pt" style:font-weight-complex="bold"/>
    </style:style>
    <style:style style:name="P28" style:family="paragraph" style:parent-style-name="Table_20_Contents">
      <style:text-properties officeooo:paragraph-rsid="0023c9e6"/>
    </style:style>
    <style:style style:name="P29" style:family="paragraph" style:parent-style-name="Text_20_body" style:list-style-name="L1">
      <style:text-properties officeooo:rsid="00480ef6" officeooo:paragraph-rsid="00480ef6"/>
    </style:style>
    <style:style style:name="P30" style:family="paragraph" style:parent-style-name="Text_20_body" style:list-style-name="L1">
      <style:text-properties officeooo:rsid="004af518" officeooo:paragraph-rsid="004af518"/>
    </style:style>
    <style:style style:name="P31" style:family="paragraph" style:parent-style-name="Heading_20_1">
      <style:paragraph-properties fo:text-align="center" style:justify-single-word="false"/>
      <style:text-properties officeooo:paragraph-rsid="002d3454"/>
    </style:style>
    <style:style style:name="P32" style:family="paragraph" style:parent-style-name="Heading_20_1">
      <style:text-properties officeooo:paragraph-rsid="0023c9e6"/>
    </style:style>
    <style:style style:name="P33" style:family="paragraph" style:parent-style-name="Heading_20_1">
      <style:paragraph-properties fo:margin-left="0in" fo:margin-right="0in" fo:margin-top="0in" fo:margin-bottom="0.0835in" style:line-height-at-least="0.1772in" fo:orphans="2" fo:widows="2" fo:text-indent="0in" style:auto-text-indent="false"/>
      <style:text-properties fo:font-variant="normal" fo:text-transform="none" fo:color="#800000" style:font-name="Verdana" fo:font-size="9pt" fo:letter-spacing="normal" fo:font-style="italic" style:text-underline-style="none" fo:font-weight="normal" style:font-style-asian="italic" style:font-weight-asian="normal" style:font-style-complex="italic" style:font-weight-complex="normal"/>
    </style:style>
    <style:style style:name="P34" style:family="paragraph" style:parent-style-name="Heading_20_1">
      <style:paragraph-properties fo:margin-left="0in" fo:margin-right="0in" fo:margin-top="0in" fo:margin-bottom="0.0835in" style:line-height-at-least="0.1772in" fo:orphans="2" fo:widows="2" fo:text-indent="0in" style:auto-text-indent="false"/>
      <style:text-properties fo:font-variant="normal" fo:text-transform="none" fo:color="#e37222" style:font-name="Verdana" fo:font-size="9pt" fo:letter-spacing="normal" fo:font-style="normal" fo:font-weight="normal"/>
    </style:style>
    <style:style style:name="P35" style:family="paragraph" style:parent-style-name="Heading_20_3">
      <style:text-properties officeooo:rsid="001f5089"/>
    </style:style>
    <style:style style:name="P36" style:family="paragraph" style:parent-style-name="Heading_20_3">
      <style:text-properties officeooo:rsid="001f79a5" officeooo:paragraph-rsid="001f79a5"/>
    </style:style>
    <style:style style:name="P37" style:family="paragraph" style:parent-style-name="Heading_20_3">
      <style:text-properties officeooo:rsid="0023c9e6" officeooo:paragraph-rsid="0023c9e6"/>
    </style:style>
    <style:style style:name="T1" style:family="text">
      <style:text-properties officeooo:rsid="001f5089"/>
    </style:style>
    <style:style style:name="T2" style:family="text">
      <style:text-properties fo:font-style="normal" officeooo:rsid="001f5089" style:font-style-asian="normal" style:font-style-complex="normal"/>
    </style:style>
    <style:style style:name="T3" style:family="text">
      <style:text-properties officeooo:rsid="001f79a5"/>
    </style:style>
    <style:style style:name="T4" style:family="text">
      <style:text-properties officeooo:rsid="00209a1a"/>
    </style:style>
    <style:style style:name="T5" style:family="text">
      <style:text-properties officeooo:rsid="0023c9e6"/>
    </style:style>
    <style:style style:name="T6" style:family="text">
      <style:text-properties fo:font-weight="bold"/>
    </style:style>
    <style:style style:name="T7" style:family="text">
      <style:text-properties fo:font-weight="bold" officeooo:rsid="0023c9e6" style:font-weight-asian="bold" style:font-weight-complex="bold"/>
    </style:style>
    <style:style style:name="T8" style:family="text">
      <style:text-properties officeooo:rsid="00257903"/>
    </style:style>
    <style:style style:name="T9" style:family="text">
      <style:text-properties fo:font-weight="normal" officeooo:rsid="0023c9e6" style:font-weight-asian="normal" style:font-weight-complex="normal"/>
    </style:style>
    <style:style style:name="T10" style:family="text">
      <style:text-properties fo:font-weight="normal" officeooo:rsid="00257903" style:font-weight-asian="normal" style:font-weight-complex="normal"/>
    </style:style>
    <style:style style:name="T11" style:family="text">
      <style:text-properties fo:font-size="9pt"/>
    </style:style>
    <style:style style:name="T12" style:family="text">
      <style:text-properties fo:font-variant="normal" fo:text-transform="none" fo:color="#333333" style:font-name="Verdana" fo:font-size="9pt" fo:letter-spacing="normal" fo:font-style="normal" fo:font-weight="bold"/>
    </style:style>
    <style:style style:name="T13" style:family="text">
      <style:text-properties fo:font-variant="normal" fo:text-transform="none" fo:color="#333333" style:font-name="Verdana" fo:font-size="9pt" fo:letter-spacing="normal" fo:font-style="normal" fo:font-weight="normal"/>
    </style:style>
    <style:style style:name="T14" style:family="text">
      <style:text-properties fo:font-variant="normal" fo:text-transform="none" fo:color="#333333" style:font-name="arial" fo:font-size="12pt" fo:letter-spacing="normal" fo:font-style="normal" fo:font-weight="normal" officeooo:rsid="00348399"/>
    </style:style>
    <style:style style:name="T15" style:family="text">
      <style:text-properties fo:font-variant="normal" fo:text-transform="none" fo:color="#333333" style:font-name="arial" fo:font-size="12pt" fo:letter-spacing="normal" fo:font-style="normal" fo:font-weight="normal" officeooo:rsid="003fc336"/>
    </style:style>
    <style:style style:name="T16" style:family="text">
      <style:text-properties fo:font-variant="normal" fo:text-transform="none" fo:color="#333333" style:font-name="arial" fo:font-size="12pt" fo:letter-spacing="normal" fo:font-style="normal" fo:font-weight="normal" officeooo:rsid="0043101c"/>
    </style:style>
    <style:style style:name="T17" style:family="text">
      <style:text-properties fo:font-variant="normal" fo:text-transform="none" fo:color="#006699" style:text-line-through-style="none" style:font-name="Verdana" fo:font-size="9pt" fo:letter-spacing="normal" fo:font-style="normal" style:text-underline-style="none" fo:font-weight="normal" style:text-blinking="false"/>
    </style:style>
    <style:style style:name="T18" style:family="text">
      <style:text-properties fo:font-variant="normal" fo:text-transform="none" fo:color="#0663d7" style:font-name="Arial1" fo:font-size="12pt" fo:letter-spacing="normal" fo:font-style="normal" style:text-underline-style="solid" style:text-underline-width="auto" style:text-underline-color="font-color" fo:font-weight="normal"/>
    </style:style>
    <style:style style:name="T19" style:family="text">
      <style:text-properties fo:font-variant="normal" fo:text-transform="none" fo:color="#0663d7" style:font-name="Arial1" fo:font-size="12pt" fo:letter-spacing="normal" fo:font-style="normal" style:text-underline-style="solid" style:text-underline-width="auto" style:text-underline-color="font-color" fo:font-weight="bold"/>
    </style:style>
    <style:style style:name="T20" style:family="text">
      <style:text-properties style:text-underline-style="solid" style:text-underline-width="auto" style:text-underline-color="font-color"/>
    </style:style>
    <style:style style:name="T21" style:family="text">
      <style:text-properties fo:color="#666666" fo:font-size="9pt"/>
    </style:style>
    <style:style style:name="T22" style:family="text">
      <style:text-properties officeooo:rsid="002fe826"/>
    </style:style>
    <style:style style:name="T23" style:family="text">
      <style:text-properties officeooo:rsid="00329dbf"/>
    </style:style>
    <style:style style:name="T24" style:family="text">
      <style:text-properties officeooo:rsid="00332c5d"/>
    </style:style>
    <style:style style:name="T25" style:family="text">
      <style:text-properties officeooo:rsid="00373f37"/>
    </style:style>
    <style:style style:name="T26" style:family="text">
      <style:text-properties officeooo:rsid="003acaea"/>
    </style:style>
    <style:style style:name="T27" style:family="text">
      <style:text-properties officeooo:rsid="003c7cfd"/>
    </style:style>
    <style:style style:name="T28" style:family="text">
      <style:text-properties officeooo:rsid="003fb154"/>
    </style:style>
    <style:style style:name="T29" style:family="text">
      <style:text-properties style:font-name="Arial" fo:font-size="12pt" officeooo:rsid="0023c9e6" style:font-name-asian="DejaVu Sans" style:font-size-asian="12pt" style:font-name-complex="Lohit Hindi" style:font-size-complex="12pt"/>
    </style:style>
    <style:style style:name="T30" style:family="text">
      <style:text-properties style:font-name="Arial" fo:font-size="12pt" officeooo:rsid="00348399" style:font-name-asian="DejaVu Sans" style:font-size-asian="12pt" style:font-name-complex="Lohit Hindi" style:font-size-complex="12pt"/>
    </style:style>
    <style:style style:name="T31" style:family="text">
      <style:text-properties officeooo:rsid="00480ef6"/>
    </style:style>
    <style:style style:name="T32" style:family="text">
      <style:text-properties officeooo:rsid="004d6a7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Thème de Magister pour </text:span><text:span text:style-name="T2">l’année</text:span><text:span text:style-name="T1"> 2011-2012 </text:span></text:h>
      <text:p text:style-name="P22"><text:span text:style-name="T25">Un syst</text:span><text:span text:style-name="T32">è</text:span><text:span text:style-name="T25">me de</text:span><text:span text:style-name="T1"> recherche </text:span><text:span text:style-name="T3">avancée </text:span><text:span text:style-name="T25">pour <text:s/></text:span><text:span text:style-name="T3">le</text:span><text:span text:style-name="T25">s textes c</text:span><text:span text:style-name="T3">oran</text:span><text:span text:style-name="T25">ique</text:span></text:p>
      <text:p text:style-name="P20"/>
      <text:p text:style-name="P3"><text:span text:style-name="T7">Candidate:</text:span><text:span text:style-name="T5"> <text:s text:c="10"/>Assem Chelli <text:s text:c="53"/></text:span><text:span text:style-name="T8">a_chelli@esi.dz</text:span></text:p>
      <text:p text:style-name="P2"><text:span text:style-name="T7">Encadreur: </text:span><text:span text:style-name="T5"><text:s text:c="9"/>Pr. Amar Balla <text:s text:c="51"/>a_balla@esi.dz </text:span></text:p>
      <text:p text:style-name="P1"><text:span text:style-name="T5">Co-encadreur : <text:s text:c="2"/></text:span><text:span text:style-name="T10">Taha Zerouki <text:s text:c="54"/>taha.zerrouki@gmail.com </text:span><text:span text:style-name="T9"><text:s text:c="3"/></text:span><text:span text:style-name="T5"><text:s text:c="43"/></text:span></text:p>
      <text:h text:style-name="P35" text:outline-level="3">Resumé </text:h>
      <text:p text:style-name="P7"><text:span text:style-name="T22">Le Coran est différent de tous les documents que nous connaissons. </text:span><text:span text:style-name="T27">Il est le <text:s/>livre <text:s/>sacré du musilmans <text:s/>qui comporte des connaissances sur tous les aspects de la vie </text:span><text:span text:style-name="T22">. <text:s/>Avec un trésor important d'informations, nous ne pouvons extraire manuellement <text:s/>qu’une petite partie de ces informations. ceci n'est pas suffisant, car il y a beaucoup <text:s/>d'informations à trouver, on a besoin de trouver une méthode pour les extraire, <text:s/>mais Il n'y a aucun outil à utiliser sauf quelques lexiques imprimés </text:span><text:span text:style-name="T23">et quelques outils des recherche simple </text:span><text:span text:style-name="T31">et</text:span><text:span text:style-name="T23"> séquenciel <text:s/>par l</text:span><text:span text:style-name="T31">es </text:span><text:span text:style-name="T23">expression reguliers . </text:span><text:span text:style-name="T22">En raison de cette limitation, le Coran nous oblige à trouver de nouvelles <text:s/>façons d'interagir.</text:span></text:p>
      <text:p text:style-name="P8"/>
      <text:p text:style-name="P6">Cette idée de recherche est <text:s/><text:span text:style-name="T31">de proposer un system de recherche </text:span>la recherche avancée dans l'ensemble des informations que le Saint Coran contient en prenant en considération la morphologie de la langue arabe et les propriétés du texte coranique. Elle doit être fondée sur les méthodes modernes de recherche d'information pour obtenir une bonne stabilité et une recherche à grande vitesse. Il serait très utile pour les chercheurs et il pourrait être généralisé pour couvrir L'ensemble du contenu en arabe. </text:p>
      <text:p text:style-name="P4"/>
      <text:p text:style-name="P5">Mots-clés: <text:s/></text:p>
      <text:p text:style-name="P5">Indexation/recherche, Arabe, Saint Coran, Recherche d'information, Moteurs de recherche. </text:p>
      <text:h text:style-name="P36" text:outline-level="3">Echéances :</text:h>
      <table:table table:name="Table1" table:style-name="Table1">
        <table:table-column table:style-name="Table1.A"/>
        <table:table-column table:style-name="Table1.B"/>
        <table:table-row>
          <table:table-cell table:style-name="Table1.A1" office:value-type="string">
            <text:p text:style-name="P27">Période </text:p>
          </table:table-cell>
          <table:table-cell table:style-name="Table1.B1" office:value-type="string">
            <text:p text:style-name="P27">Travail à faire </text:p>
          </table:table-cell>
        </table:table-row>
        <table:table-row>
          <table:table-cell table:style-name="Table1.A2" office:value-type="string">
            <text:p text:style-name="P26">Décembre – Janvier </text:p>
          </table:table-cell>
          <table:table-cell table:style-name="Table1.B2" office:value-type="string">
            <text:p text:style-name="P23"><text:s/><text:span text:style-name="T4">- <text:s/>Réaliser un état de l’art riche et discuté sur les properités de Coran et de langue arabe ,aussi le fonctionnement de moteurs de recherche.</text:span></text:p>
          </table:table-cell>
        </table:table-row>
        <table:table-row>
          <table:table-cell table:style-name="Table1.A2" office:value-type="string">
            <text:p text:style-name="P26">Février - Avril </text:p>
          </table:table-cell>
          <table:table-cell table:style-name="Table1.B2" office:value-type="string">
            <text:p text:style-name="P24"><text:s text:c="2"/>- <text:s/>Proposition et classification <text:s/>des fonctionnalités de recherche dans le Coran.</text:p>
          </table:table-cell>
        </table:table-row>
        <table:table-row>
          <table:table-cell table:style-name="Table1.A2" office:value-type="string">
            <text:p text:style-name="P25">Mai - Juillet </text:p>
          </table:table-cell>
          <table:table-cell table:style-name="Table1.B2" office:value-type="string">
            <text:p text:style-name="P28"><text:span text:style-name="T29">- </text:span><text:span text:style-name="T30"><text:s/></text:span><text:span text:style-name="T14">Concepti</text:span><text:span text:style-name="T15">o</text:span><text:span text:style-name="T14">n d'un système de recherche d'informations pour le </text:span><text:span text:style-name="T16">C</text:span><text:span text:style-name="T14">oran </text:span></text:p>
          </table:table-cell>
        </table:table-row>
        <table:table-row>
          <table:table-cell table:style-name="Table1.A2" office:value-type="string">
            <text:p text:style-name="P25">Août - Novembre </text:p>
          </table:table-cell>
          <table:table-cell table:style-name="Table1.B2" office:value-type="string">
            <text:p text:style-name="P24">- Rédiger et finaliser le mémoire. </text:p>
          </table:table-cell>
        </table:table-row>
      </table:table>
      <text:h text:style-name="P37" text:outline-level="3"><text:soft-page-break/></text:h>
      <text:h text:style-name="P37" text:outline-level="3"/>
      <text:h text:style-name="P37" text:outline-level="3"/>
      <text:h text:style-name="P37" text:outline-level="3">Bibliographie : </text:h>
      <text:list xml:id="list873785428" text:style-name="L1">
        <text:list-item>
          <text:p text:style-name="P29">ref Arabe</text:p>
        </text:list-item>
        <text:list-item>
          <text:p text:style-name="P29">ref de Coran</text:p>
        </text:list-item>
        <text:list-item>
          <text:p text:style-name="P30">ref for indexation</text:p>
        </text:list-item>
        <text:list-item>
          <text:p text:style-name="P30"/>
        </text:list-item>
      </text:list>
      <text:p text:style-name="P21"/>
      <text:h text:style-name="P32" text:outline-level="1">Semantic query for Quran documents results</text:h>
      <text:p text:style-name="P16">Yunus, M.A.; Zainuddin, R.; Abdullah, N.;<text:line-break/>Fac. of Comput. Sci. &amp; Inf. Technol., Univ. of Malaya, Kuala Lumpur, Malaysia </text:p>
      <text:p text:style-name="P15"><text:span text:style-name="T12">This paper appears in:</text:span><text:span text:style-name="T13"> </text:span><text:a xlink:type="simple" xlink:href="http://ieeexplore.ieee.org/xpl/mostRecentIssue.jsp?punumber=5714409"><text:span text:style-name="T17">Open Systems (ICOS), 2010 IEEE Conference on</text:span></text:a><text:span text:style-name="T13"> <text:line-break/></text:span><text:span text:style-name="T12">Issue Date: </text:span><text:span text:style-name="T13">5-7 Dec. 2010 <text:line-break/></text:span><text:span text:style-name="T12">On page(s): </text:span><text:span text:style-name="T13">1 - 5 <text:line-break/></text:span><text:span text:style-name="T12">Location:</text:span><text:span text:style-name="T13"> Kuala Lumpur <text:line-break/></text:span><text:span text:style-name="T12">Print ISBN:</text:span><text:span text:style-name="T13"> 978-1-4244-9193-3 <text:line-break/></text:span><text:span text:style-name="T12">References Cited: </text:span><text:span text:style-name="T13">28 <text:line-break/></text:span><text:span text:style-name="T12">INSPEC Accession Number: </text:span><text:span text:style-name="T13">11837602 <text:line-break/></text:span><text:span text:style-name="T12">Digital Object Identifier:</text:span><text:span text:style-name="T13"> </text:span><text:a xlink:type="simple" xlink:href="http://dx.doi.org/10.1109/ICOS.2010.5719959" office:target-frame-name="_blank" xlink:show="new"><text:span text:style-name="T17">10.1109/ICOS.2010.5719959</text:span></text:a><text:span text:style-name="T13">  <text:line-break/></text:span><text:span text:style-name="T12">Date of Current Version:</text:span><text:span text:style-name="T13"> 24 February 2011 </text:span></text:p>
      <text:p text:style-name="P13"/>
      <text:h text:style-name="P33" text:outline-level="1">Evaluation of Quranic text retrieval system based on manually indexed topics</text:h>
      <text:p text:style-name="P13">Sultan, A.M.;   Azman, A.;   Kadir, R.A.;   Abdullah, M.T.;   <text:line-break/>Multimedia Dept., Univ. Putra Malaysia, Serdang, Malaysia </text:p>
      <text:p text:style-name="P15"><text:span text:style-name="T12">This paper appears in:</text:span><text:span text:style-name="T13"> </text:span><text:a xlink:type="simple" xlink:href="http://ieeexplore.ieee.org/xpl/mostRecentIssue.jsp?punumber=5976947"><text:span text:style-name="T17">Semantic Technology and Information Retrieval (STAIR), 2011 International Conference on</text:span></text:a><text:span text:style-name="T13"> <text:line-break/></text:span><text:span text:style-name="T12">Issue Date: </text:span><text:span text:style-name="T13">28-29 June 2011 <text:line-break/></text:span><text:span text:style-name="T12">On page(s): </text:span><text:span text:style-name="T13">156 - 161 <text:line-break/></text:span><text:span text:style-name="T12">Location:</text:span><text:span text:style-name="T13"> Putrajaya <text:line-break/></text:span><text:span text:style-name="T12">Print ISBN:</text:span><text:span text:style-name="T13"> 978-1-61284-354-4 <text:line-break/></text:span><text:span text:style-name="T12">INSPEC Accession Number: </text:span><text:span text:style-name="T13">12192202 <text:line-break/></text:span><text:span text:style-name="T12">Digital Object Identifier:</text:span><text:span text:style-name="T13"> </text:span><text:a xlink:type="simple" xlink:href="http://dx.doi.org/10.1109/STAIR.2011.5995781" office:target-frame-name="_blank" xlink:show="new"><text:span text:style-name="T17">10.1109/STAIR.2011.5995781</text:span></text:a><text:span text:style-name="T13">  <text:line-break/></text:span><text:span text:style-name="T12">Date of Current Version:</text:span><text:span text:style-name="T13"> 22 August 2011 </text:span></text:p>
      <text:p text:style-name="P13"/>
      <text:p text:style-name="P13"/>
      <text:h text:style-name="P34" text:outline-level="1"><text:soft-page-break/>An Information Retrieval System for Quranic Texts: A Proposed System Design</text:h>
      <text:p text:style-name="P14">Noordin, M.F.;   Othman, R.;   <text:line-break/>Fac. of lCT, Int. Islamic Univ. of Malaysia, Gomba </text:p>
      <text:p text:style-name="P15"><text:span text:style-name="T12">This paper appears in:</text:span><text:span text:style-name="T13"> </text:span><text:a xlink:type="simple" xlink:href="http://ieeexplore.ieee.org/xpl/mostRecentIssue.jsp?punumber=11100"><text:span text:style-name="T17">Information and Communication Technologies, 2006. ICTTA '06. 2nd</text:span></text:a><text:span text:style-name="T13"> <text:line-break/></text:span><text:span text:style-name="T12">Issue Date: </text:span><text:span text:style-name="T13">0-0 0 <text:line-break/></text:span><text:span text:style-name="T12">On page(s): </text:span><text:span text:style-name="T13">1704 - 1709 <text:line-break/></text:span><text:span text:style-name="T12">Location:</text:span><text:span text:style-name="T13"> Damascus <text:line-break/></text:span><text:span text:style-name="T12">Print ISBN:</text:span><text:span text:style-name="T13"> 0-7803-9521-2 <text:line-break/></text:span><text:span text:style-name="T12">INSPEC Accession Number: </text:span><text:span text:style-name="T13">9061722 <text:line-break/></text:span><text:span text:style-name="T12">Digital Object Identifier:</text:span><text:span text:style-name="T13"> </text:span><text:a xlink:type="simple" xlink:href="http://dx.doi.org/10.1109/ICTTA.2006.1684642" office:target-frame-name="_blank" xlink:show="new"><text:span text:style-name="T17">10.1109/ICTTA.2006.1684642</text:span></text:a><text:span text:style-name="T13">  <text:line-break/></text:span><text:span text:style-name="T12">Date of Current Version:</text:span><text:span text:style-name="T13"> 16 October 2006 </text:span></text:p>
      <text:p text:style-name="P14"/>
      <text:h text:style-name="P34" text:outline-level="1">Visualizing Quran documents results by stemming semantic speech query</text:h>
      <text:p text:style-name="P13">Yunus, M.A.;   Zainuddin, R.;   Abdullah, N.;   <text:line-break/>Fac. of Comput. Sci. &amp; Inf. Technol., Univ. of Malaya, Kuala Lumpur, Malaysia </text:p>
      <text:p text:style-name="P15"><text:span text:style-name="T12">This paper appears in:</text:span><text:span text:style-name="T13"> </text:span><text:a xlink:type="simple" xlink:href="http://ieeexplore.ieee.org/xpl/mostRecentIssue.jsp?punumber=5710230"><text:span text:style-name="T17">User Science and Engineering (i-USEr), 2010 International Conference on</text:span></text:a><text:span text:style-name="T13"> <text:line-break/></text:span><text:span text:style-name="T12">Issue Date: </text:span><text:span text:style-name="T13">13-15 Dec. 2010 <text:line-break/></text:span><text:span text:style-name="T12">On page(s): </text:span><text:span text:style-name="T13">209 - 213 <text:line-break/></text:span><text:span text:style-name="T12">Location:</text:span><text:span text:style-name="T13"> Shah Alam <text:line-break/></text:span><text:span text:style-name="T12">Print ISBN:</text:span><text:span text:style-name="T13"> 978-1-4244-9048-6 <text:line-break/></text:span><text:span text:style-name="T12">References Cited: </text:span><text:span text:style-name="T13">34 <text:line-break/></text:span><text:span text:style-name="T12">INSPEC Accession Number: </text:span><text:span text:style-name="T13">11836020 <text:line-break/></text:span><text:span text:style-name="T12">Digital Object Identifier:</text:span><text:span text:style-name="T13"> </text:span><text:a xlink:type="simple" xlink:href="http://dx.doi.org/10.1109/IUSER.2010.5716753" office:target-frame-name="_blank" xlink:show="new"><text:span text:style-name="T17">10.1109/IUSER.2010.5716753</text:span></text:a><text:span text:style-name="T13">  <text:line-break/></text:span><text:span text:style-name="T12">Date of Current Version:</text:span><text:span text:style-name="T13"> 22 February 2011 </text:span></text:p>
      <text:p text:style-name="P13"/>
      <text:p text:style-name="P2"><text:a xlink:type="simple" xlink:href="http://ieeexplore.ieee.org/iel5/11100/35470/01684642.pdf" office:target-frame-name="_top" xlink:show="replace"><text:span text:style-name="T18">An Information </text:span></text:a><text:a xlink:type="simple" xlink:href="http://ieeexplore.ieee.org/iel5/11100/35470/01684642.pdf" office:target-frame-name="_top" xlink:show="replace"><text:span text:style-name="T19">Retrieval</text:span></text:a><text:a xlink:type="simple" xlink:href="http://ieeexplore.ieee.org/iel5/11100/35470/01684642.pdf" office:target-frame-name="_top" xlink:show="replace"><text:span text:style-name="T18"> System for </text:span></text:a><text:a xlink:type="simple" xlink:href="http://ieeexplore.ieee.org/iel5/11100/35470/01684642.pdf" office:target-frame-name="_top" xlink:show="replace"><text:span text:style-name="T19">Quranic</text:span></text:a><text:a xlink:type="simple" xlink:href="http://ieeexplore.ieee.org/iel5/11100/35470/01684642.pdf" office:target-frame-name="_top" xlink:show="replace"><text:span text:style-name="T18"> Texts: A Proposed </text:span></text:a><text:a xlink:type="simple" xlink:href="http://ieeexplore.ieee.org/iel5/11100/35470/01684642.pdf" office:target-frame-name="_top" xlink:show="replace"><text:span text:style-name="T19">...</text:span></text:a></text:p>
      <text:p text:style-name="P9"><text:span text:style-name="T21">File Format: </text:span><text:span text:style-name="T11">PDF/Adobe Acrobat</text:span></text:p>
      <text:p text:style-name="P10">An Information <text:span text:style-name="T6">Retrieval</text:span> System for <text:span text:style-name="T6">Quranic</text:span> Texts: A Proposed System Design. Mohamad Fauzan Noordin and Roslina Othman. Faculty ofICT, International <text:span text:style-name="T6">...</text:span></text:p>
      <text:p text:style-name="P11">ieeexplore.ieee.org/iel5/11100/35470/01684642.pdf</text:p>
      <text:p text:style-name="P12">Labeled<text:span text:style-name="T20">IEEE ...</text:span></text:p>
      <text:p text:style-name="P17"/>
      <text:p text:style-name="P19"/>
      <text:p text:style-name="P18"><text:span text:style-name="T24">+Search for more bibliographie </text:span><text:span text:style-name="T26">or send </text:span><text:span text:style-name="T28">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ans-serif"/>
    <style:font-face style:name="Lohit Hindi1" svg:font-family="'Lohit Hindi'"/>
    <style:font-face style:name="OpenSymbol" svg:font-family="OpenSymbol"/>
    <style:font-face style:name="Verdana" svg:font-family="Verdana, Genev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sem </meta:initial-creator>
    <meta:creation-date>2011-11-24T14:25:18</meta:creation-date>
    <dc:date>2011-11-28T10:13:11</dc:date>
    <dc:creator>Assem </dc:creator>
    <meta:editing-duration>PT04H29M16S</meta:editing-duration>
    <meta:editing-cycles>34</meta:editing-cycles>
    <meta:generator>OpenOffice.org/3.2$Linux OpenOffice.org_project/320m19$Build-9505</meta:generator>
    <meta:document-statistic meta:table-count="1" meta:image-count="0" meta:object-count="0" meta:page-count="3" meta:paragraph-count="43" meta:word-count="636" meta:character-count="4631"/>
  </office:meta>
</office:document-meta>
</file>